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4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6?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6"/>
      <text:p text:style-name="P6">[Front Cover]</text:p>
      <text:p text:style-name="P8">96/</text:p>
      <text:p text:style-name="P7">On Haftorath Mishpatim/</text:p>
      <text:p text:style-name="P6">[Note: The number "42" is written in pencil and circled in the top right corner of the page.]</text:p>
      <text:p text:style-name="P6"/>
      <text:p text:style-name="P6">[Page 1]</text:p>
      <text:p text:style-name="P6">The present Jewish year is almost exceptional. <text:s/>Unless/ the year <text:span text:style-name="T2">is</text:span><text:span text:style-name="T4"> happens to be bissextile, when an additional month is in-/-troduced, so as to equalize, after a cycle of nineteen years,/ the lunar </text:span><text:span text:style-name="T2">with</text:span><text:span text:style-name="T4"> and the solar years, the </text:span><text:span text:style-name="T5">Parashah</text:span><text:span text:style-name="T4"> </text:span><text:span text:style-name="T2">read</text:span><text:span text:style-name="T4"> designated for this/ morning, has for its corresponding </text:span><text:span text:style-name="T5">Haftorah</text:span><text:span text:style-name="T6">, what bears/ some resemblance to the ordinance of Shekahim. <text:s/>I mean that we read/ about the action of King Joash, who invited the priests/ to collect silver enough for repairing the Temple./ <text:s/>And as in olden times, every Israelite was in duty bound to give,/ </text:span><text:span text:style-name="T3">before</text:span><text:span text:style-name="T6"> in </text:span><text:span text:style-name="T5">Adar</text:span><text:span text:style-name="T6"> before Nis[s]an set in </text:span><text:span text:style-name="T3">entered</text:span><text:span text:style-name="T6">, one half </text:span><text:span text:style-name="T5">shekel</text:span><text:span text:style-name="T6"> for the support of/ the </text:span><text:span text:style-name="T3">Temple</text:span><text:span text:style-name="T6"> Jerusalem sanctuary, we ordinarily peruse a prophetic section,/ recalling in part that ancient </text:span><text:span text:style-name="T3">ordinance</text:span><text:span text:style-name="T6"> commandment. <text:s/>This year, as it very rarely/ </text:span><text:span text:style-name="T3">happens</text:span><text:span text:style-name="T6"> occurs, Sabbath Shekahim, is, </text:span><text:span text:style-name="T3">according to</text:span><text:span text:style-name="T6"> by a Rabbinical/ arrangement, de</text:span><text:span text:style-name="T3">f</text:span><text:span text:style-name="T6">ferred to next Sabbath. <text:s/>To day, </text:span><text:soft-page-break/><text:span text:style-name="T6">the/ Haftarah is of an entirely different character. <text:s/>We/ hear Jeremiah speak. <text:s/>The man of God </text:span><text:span text:style-name="T3">raises the</text:span><text:span text:style-name="T6"> uplifts his voice/ in sounds of </text:span><text:span text:style-name="T3">admonition</text:span><text:span text:style-name="T6"> denunciation. <text:s/>He summons </text:span><text:span text:style-name="T3">to</text:span><text:span text:style-name="T6"> before the bar/ of outraged justice, the sinners of his </text:span><text:span text:style-name="T3">century</text:span><text:span text:style-name="T6"> days./ <text:s/></text:span><text:span text:style-name="T3">The priestly</text:span><text:span text:style-name="T6"> We may admit that the sacerdotal Seer, who received a Divine mission </text:span><text:span text:style-name="T3">in</text:span><text:span text:style-name="T6"> when/ </text:span><text:span text:style-name="T3">the days of his</text:span><text:span text:style-name="T6"> a mere </text:span><text:span text:style-name="T3">only a</text:span><text:span text:style-name="T6"> youth, as he said it [Hebrew] had not learned to rise al-/-ways in grandeur of style as Isaiah ever arose, though/ occasionally he does match the prince of oratory/</text:span></text:p>
      <text:p text:style-name="P6"><text:span text:style-name="T6"/></text:p>
      <text:p text:style-name="P6"><text:span text:style-name="T6">[Page 2]</text:span></text:p>
      <text:p text:style-name="P6"><text:span text:style-name="T6">in language surpassingly </text:span><text:span text:style-name="T3">sublime</text:span><text:span text:style-name="T6"> majestic--but surely in pathos/ and in strains, melting the heart with compassion, Jeremiah/ stands almost </text:span><text:span text:style-name="T3">alone</text:span><text:span text:style-name="T6"> unique. <text:s/></text:span><text:span text:style-name="T3">But</text:span><text:span text:style-name="T6"> And so long as we value abnegation above </text:span><text:span text:style-name="T3">deception</text:span><text:span text:style-name="T6"> egotism he must remain the/ dearest among the prophets, candor above deception, sincerity above cringing adulation who succeeded the son of/ Amram; the dearest </text:span><text:span text:style-name="T3">to Jewish us hearts</text:span><text:span text:style-name="T6"> by reason of his/ sufferings long endured not to dishonor the God who/ had sent him </text:span><text:span text:style-name="T3">to</text:span><text:span text:style-name="T6"> on a message of correction [Hebrew]/ [Hebrew]/ "I had said," he exclaims, "I had said, I will not men-/-tion Him; I will not speak any more in His/ name, but a burning fire was ablaze in my heart;/ shut up within my bones--I could not overcome/ it." <text:s/>Aye: </text:span><text:span text:style-name="T3">he</text:span><text:span text:style-name="T6"> Jeremiah did burn with zeal for the cause/ he has espoused--the defense of right against might./ <text:s/>Yet </text:span><text:span text:style-name="T3">he bore he was made to public</text:span><text:span text:style-name="T6"> he became the target of public contempt because of </text:span><text:span text:style-name="T3">his</text:span><text:span text:style-name="T6"> the zeal he displayed Glowing/ with patriotism, </text:span><text:span text:style-name="T3">still weak and</text:span><text:span text:style-name="T6"> he still felt the iron of wicked rulers </text:span><text:span text:style-name="T3">with</text:span><text:span text:style-name="T6"> and/ their misguided subjects, brand</text:span><text:span text:style-name="T3">ed</text:span><text:span text:style-name="T6"> him </text:span><text:span text:style-name="T3">nevertheless</text:span><text:span text:style-name="T6"> with the stigma/ of treason. <text:s/>He who had entered into a solemn covenant/ with Truth, was </text:span><text:span text:style-name="T3">publicly</text:span><text:span text:style-name="T6"> maligned </text:span><text:span text:style-name="T3">and</text:span><text:span text:style-name="T6">, accused of lying. <text:s/>He was/ struck and enchained and </text:span><text:span text:style-name="T3">dragged</text:span><text:span text:style-name="T6"> thrust into dungeons,/ like a culprit. <text:s/>But he continued, in all reality,/ to the very last, what the first vision vouchsafed/ to him had predicted [inserted above: [Hebrew]]--an iron pillar, a brazen wall/ against the whole corrupt land, against kings and their sycophants, fluttering </text:span><text:span text:style-name="T3">lying</text:span><text:span text:style-name="T6">/</text:span></text:p>
      <text:p text:style-name="P6"><text:span text:style-name="T6"/></text:p>
      <text:p text:style-name="P6"><text:span text:style-name="T6">[Page 3]</text:span></text:p>
      <text:p text:style-name="P6"><text:span text:style-name="T6">prophets; unchangeable in his devotion to the/ </text:span><text:span text:style-name="T3">inherited</text:span><text:span text:style-name="T6"> Sinaic faith. <text:s/>And when the sad hour arrived/ the hour which/ his illumined vision had foreseen ,when the </text:span><text:span text:style-name="T3">enemy</text:span><text:span text:style-name="T6"> foe/ battered down the gates of Jerusalem; cast the all-/consuming </text:span><text:span text:style-name="T3">brand</text:span><text:span text:style-name="T6"> torch into the Holy of Holies; scattered/ Judah throughout Chaldea, where penitent exiles/ </text:span><text:span text:style-name="T3">f hanging</text:span><text:span text:style-name="T6"> sat weeping with their harp hung on the willows, Jeremiah </text:span><text:span text:style-name="T3">offered</text:span><text:span text:style-name="T6"> refused/ ease and comfort offered him by the mighty Nebuchadnezzar far from the soil he loved, choosing/ instead to abide among the ruins of Judea, whose stones/ he held dear, and whose dust he cherished./ <text:s/>Only force, brutal force exercised by the overbearing few, who/ trusted treacherous Egypt, could compel the plaintive/ bard of our woes, to pour forth lamentations in/ the streets of Daphine and Memphis, whither he/ had been violently dragged./</text:span></text:p>
      <text:p text:style-name="P6"><text:span text:style-name="T6">The subject of his complaint in the Haftarah, which/ we have read to day, is the iniquity of the rich/ against the poor. <text:s/>All will remember that/ immediately </text:span><text:span text:style-name="T3">that immediately</text:span><text:span text:style-name="T6"> after the delivery/ of the Decalogue, which is the </text:span><text:span text:style-name="T5">Magna Charta</text:span><text:span text:style-name="T6">/ of </text:span><text:span text:style-name="T3">all</text:span><text:span text:style-name="T6"> civilization, Moses was </text:span><text:span text:style-name="T3">asked</text:span><text:span text:style-name="T6"> directed by God,/ to lay down </text:span><text:span text:style-name="T3">ordinances</text:span><text:span text:style-name="T6"> statutes concerning persons kept in slavery./</text:span></text:p>
      <text:p text:style-name="P6"><text:span text:style-name="T6"/></text:p>
      <text:p text:style-name="P6"><text:span text:style-name="T6">[Page 4]</text:span></text:p>
      <text:p text:style-name="P6"><text:span text:style-name="T6">Most pitiful among heathens was the condition/ of such. <text:s/>Suffice to read the history of antiquity to/ be horrified at the cruelties perpetrated against the/ Helots in Sparta, </text:span><text:span text:style-name="T3">the Bythemins in Byzantium,</text:span><text:span text:style-name="T6">/ where the fear of a revolt by the bondmen, occasioned merciless </text:span><text:span text:style-name="T3">slaugh-</text:span><text:span text:style-name="T6"> massacres/ </text:span><text:span text:style-name="T3">ters</text:span><text:span text:style-name="T6"> and not infrequently jealousy of too great an increase, incited the masters to fiendish persecutions. <text:s/>Hebrews who had suffered terribly </text:span><text:span text:style-name="T3">for</text:span><text:span text:style-name="T6"> during/ successive ages in galling </text:span><text:span text:style-name="T3">bondage</text:span><text:span text:style-name="T6"> thraldom, were commanded to treat/ slaves very considerately. <text:s/>Repeatedly has Moses em/-phasized the obligation of </text:span><text:span text:style-name="T3">keeping in mind</text:span><text:span text:style-name="T6"> engraving on the tablets of our mind the fact that/ we also had been bound in fettered </text:span><text:span text:style-name="T3">in bondage thraldom</text:span><text:span text:style-name="T6"> accordingly, </text:span><text:span text:style-name="T3">It</text:span><text:span text:style-name="T6"> the deliverance from Egypt is our </text:span><text:span text:style-name="T5">molto</text:span><text:span text:style-name="T6">/ whether we greet the Sabbath day on </text:span><text:soft-page-break/><text:span text:style-name="T6">the cup of/ wine, whether we hail the Passover; at </text:span><text:span text:style-name="T3">almost</text:span><text:span text:style-name="T6"> nearly/ all our religious ceremonies, [Hebrew is echoed forth. <text:s/>A tradition which/ stands </text:span><text:span text:style-name="T3">uncontradicted</text:span><text:span text:style-name="T6"> unrefuted, teaches that only extreme/ poverty--an impossibility in Israel, so long as the/ ordinances of Moses were carried out--or the commission of a theft/ </text:span><text:span text:style-name="T3">so to working</text:span><text:span text:style-name="T6"> subjecting the guilty one to work in servitude in order to make a restitution, could consign a He-/-brew to slavery. <text:s/>The Rabbis </text:span><text:span text:style-name="T3">dwell</text:span><text:span text:style-name="T6"> dictate at </text:span><text:span text:style-name="T3">great</text:span><text:span text:style-name="T6">/ length on that topic and justly conclude/ that to bring a Jewish slave to one's home/ is to buy a master, [Hebrew]/ so exceedingly thoughtful must the owner have/ shown himself, </text:span><text:span text:style-name="T3">in order</text:span><text:span text:style-name="T6"> so as not unnecessarily </text:span><text:span text:style-name="T3">to</text:span><text:span text:style-name="T6"> to wound/ feelings and reduce a fellow religionist to abject humiliation./</text:span></text:p>
      <text:p text:style-name="P6"><text:span text:style-name="T6"/></text:p>
      <text:p text:style-name="P6"><text:span text:style-name="T6">[Page 5]</text:span></text:p>
      <text:p text:style-name="P6"><text:span text:style-name="T6">Non-Jewish slaves, who were mostly, </text:span><text:span text:style-name="T3">were</text:span><text:span text:style-name="T6"> prisoners of/ war atrociously dealt with, must have sought the territory of Israel as a place/ of safety, for Moses had </text:span><text:span text:style-name="T3">give</text:span><text:span text:style-name="T6"> left the following injunction/ "Thou shalt not deliver to his master, a slave who/ shall have escaped to thee from his master. <text:s/>He/ shall dwell with thee, in thy midst, </text:span><text:span text:style-name="T3">of thee,</text:span><text:span text:style-name="T6"> in/ the place which he shall choose, within one/ of thy gates, where he likes best, thou shalt not/ oppress him." <text:s/>Even when bought to labor in the/ house and in the field, </text:span><text:span text:style-name="T3">the</text:span><text:span text:style-name="T6"> his treatment was mild/ in doors; kind abroad; privileged was that human being/ to share with his master, the Sabbath rest and the pleasures of the/ sacred festivals. </text:span><text:span text:style-name="T3">with his master.</text:span><text:span text:style-name="T6"> The Sabbatical year/ entitled </text:span><text:span text:style-name="T3">that bondman</text:span><text:span text:style-name="T6"> him moreover to the spontaneous growth/ of the soil, in common with those born in Israel, for/ so it is written: "The (product of the) Sabbath of the/ land shall be unto you for food, </text:span><text:span text:style-name="T3">even</text:span><text:span text:style-name="T6"> nay, for thee, and for/ thy man-servant, and for thy maid-servant and for/ thy hired laborer and for thy strangers that sojourn/ with thee." <text:s/></text:span><text:span text:style-name="T3">You must</text:span><text:span text:style-name="T6"> I recall with pride </text:span><text:span text:style-name="T3">what was found</text:span><text:span text:style-name="T6"> the noble </text:span><text:span text:style-name="T3">boast</text:span><text:span text:style-name="T6"> sentiments of the/ righteous Job. <text:s/>If I despise the cause of my man-servant/ or maid-servant, when they contend with me, what would/ I do when God rises, what could I answer, when He/ searches me. <text:s/>Did He not who made me, make him born of woman?"/</text:span></text:p>
      <text:p text:style-name="P6"><text:span text:style-name="T6"/></text:p>
      <text:p text:style-name="P6"><text:span text:style-name="T6">[Page 6]</text:span></text:p>
      <text:p text:style-name="P6"><text:span text:style-name="T6">And the Talmud has recorded the action of Rabbi Gam-/-bil who, contrary to the prevailing usage, sat mourn-/-ing to receive the condolence over the loss of his </text:span><text:span text:style-name="T3">worthy</text:span><text:span text:style-name="T6"> trusty/ </text:span><text:span text:style-name="T3">sa</text:span><text:span text:style-name="T6"> slave [Hebrew]. <text:s/>Aye: the written/ and the oral Law, both have humanity as their found-/-ation stone, kindness and forbearance as sustaining/ pillars. <text:s/>But the contemporaries of Jeremiah had/ forgotten </text:span><text:span text:style-name="T3">all</text:span><text:span text:style-name="T6"> religion; they had entered into a league with irredeemable perversity. <text:s/>Their degeneracy/ offended the God of Sinai, filled His prophet with right-/-eous anger. <text:s/>King Zedekiah, the last ruler of Judah,/ trembling perhaps at the impending </text:span><text:span text:style-name="T3">fate</text:span><text:span text:style-name="T6"> doom, may have/ heeded the admonition of the Seer, who pointed ot the/ sword unsheathed for the slaughter. <text:s/>He may </text:span><text:span text:style-name="T3">have</text:span><text:span text:style-name="T6">, for a/ time, have proclaimed the binding force of the Mosaic behests,/ and have loosened the shackles which inhumanity </text:span><text:span text:style-name="T3">bound</text:span><text:span text:style-name="T6"> pressed Jews/ and Jewesses in bondage. <text:s/>But soon he relapsed into </text:span><text:span text:style-name="T3">his</text:span><text:span text:style-name="T6"> rebellion/ </text:span><text:span text:style-name="T3">wicked ways</text:span><text:span text:style-name="T6"> against the Torah. <text:s/>His high officials and his </text:span><text:span text:style-name="T3">[?]</text:span><text:span text:style-name="T6"> vile partisans,/ the wealthy, </text:span><text:span text:style-name="T3">may have</text:span><text:span text:style-name="T6"> gladly copied the royal inequity./ <text:s/>Then it was that Jeremiah, denounced the brutality./ <text:s/>He quoted Moses as in our Parashah; portrayed the Nemesis/ advancing with rapid strides to avenge God's word; rebuked/ </text:span><text:span text:style-name="T3">wealthy</text:span><text:span text:style-name="T6"> opulent sinners, chiefs and princes who had </text:span><text:span text:style-name="T3">consigned</text:span><text:span text:style-name="T6"> plunged Judea </text:span><text:span text:style-name="T3">to perdition.</text:span><text:span text:style-name="T6"> into a pit of corruption./</text:span></text:p>
      <text:p text:style-name="P6"><text:span text:style-name="T6"/></text:p>
      <text:p text:style-name="P6"><text:span text:style-name="T6">[Page 7]</text:span></text:p>
      <text:p text:style-name="P6"><text:span text:style-name="T6">You have heard his language: Thus saith the Lord; Ye/ have not hearkened unto me, to proclaim liberty,/ every man to his brother, and every </text:span><text:span text:style-name="T3">man</text:span><text:span text:style-name="T6"> one to his neigh-/-bor; behold, I proclaim unto you a liberty, saith the/ Lord (to the liberty be delivered) to the sword, to the pestilence, and to/ the famine, and I will make you to be tossed to and/ fro along all the kingdoms of the earth........../ the princes of Judah and the princes of Jerusalem the/ officers and the priests....and Zedekiah King of Judah and his/ princes will I give into the hand of their enemies and/ into the hand of them that seek their life and into/ the hand of the King of the Babylon's army."/</text:span></text:p>
      <text:p text:style-name="P6"><text:soft-page-break/><text:span text:style-name="T6">But the soul that reproached so fearfully in an out-/-burst of burning zeal for the Lord and His forsaken command,/ grieved to the core at the contemplation of the ap-/proaching calamity. [Hebrew]/ "Oh! that my head were waters and mine eyes a fountain/ of tears, that I might weep day and night for/ the slain of </text:span><text:span text:style-name="T3">m</text:span><text:span text:style-name="T6"> the daughters of my people"/ <text:s/>And in that volume which none other, but the man who/ saw affliction by the rod of God's wrath, could have/ </text:span><text:span text:style-name="T3">traced</text:span><text:span text:style-name="T6"> penned; in the book of lamentations, Jeremiah strikes/ notes that </text:span><text:span text:style-name="T3">pierce</text:span><text:span text:style-name="T6"> thrill every fibre of our being. <text:s/>"O wall of/ the daughter of Zion, let tears run down like a river/</text:span></text:p>
      <text:p text:style-name="P6"><text:span text:style-name="T6"/></text:p>
      <text:p text:style-name="P6"><text:span text:style-name="T6">[Page 8]</text:span></text:p>
      <text:p text:style-name="P6"><text:span text:style-name="T6">day and night, give thyself no respite; let/ not the apple of thine eye cease. <text:s/>Arise, cry in the/ night, at the beginning of the watches, pour out/ thy heart like water before the face of the Lord; lift/ up thy hands toward Him for the life of thy babes, that faint for hunger/ at the top of every street....See O Lord and behold, to/ whom thou hast done thus!" <text:s/>But let not what/ I have quoted, deceive any into the belief that the/ priest of Anathoth has gained immortality only as/ the elegist of our </text:span><text:span text:style-name="T3">owes</text:span><text:span text:style-name="T6"> woes. <text:s/>There were moments/ in which the spirit of God uplifted him into the/ heights of prophetic ecstasy. <text:s/>Then Jeremiah sung/ of a future streaming with Joys; then he depicted/ God's return, drawn anew to the elect by the chords/ of a love everlasting, then he saw the virgins of Israel/ go forth with timbrels </text:span><text:span text:style-name="T3">among</text:span><text:span text:style-name="T6"> midst the merry dancers. <text:s/>Lo!/ He looks again and beholds Samariah-mountains bedecked/ with vineyards, the planters shouting for gladness,/ the tower-watchers calling all to Zion, then Rachel's/ sobbings cease. <text:s/>The mother greatly cherished </text:span><text:span text:style-name="T3">is glorified by</text:span><text:span text:style-name="T6"> glories again over/ the restoration of her children to the ancestral heritage./ <text:s/>For that the faithful in Israel pray and bend </text:span><text:span text:style-name="T3">low to</text:span><text:span text:style-name="T6"> the knee before the saving Lord in/ all the countries of their dispersion, may the redeemer come to Zio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4T10:19:34.39</meta:creation-date>
    <meta:document-statistic meta:table-count="0" meta:image-count="0" meta:object-count="0" meta:page-count="5" meta:paragraph-count="86" meta:word-count="2104" meta:character-count="12726"/>
    <dc:date>2012-05-14T11:34:28.33</dc:date>
    <dc:creator>Penn Libraries</dc:creator>
    <meta:editing-duration>PT00H02M51S</meta:editing-duration>
    <meta:editing-cycles>1</meta:editing-cycles>
    <meta:generator>OpenOffice.org/3.2$Win32 OpenOffice.org_project/320m12$Build-9483</meta:generator>
  </office:meta>
</office:document-meta>
</file>